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0ad9" officeooo:paragraph-rsid="001f0ad9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22pt" officeooo:paragraph-rsid="001f0ad9" style:font-size-asian="22pt" style:font-size-complex="22pt"/>
    </style:style>
    <style:style style:name="P4" style:family="paragraph" style:parent-style-name="Standard">
      <style:text-properties fo:font-size="18pt" officeooo:paragraph-rsid="001f0ad9" style:font-size-asian="18pt" style:font-size-complex="18pt"/>
    </style:style>
    <style:style style:name="P5" style:family="paragraph" style:parent-style-name="Standard">
      <style:text-properties fo:font-size="22pt" fo:font-weight="bold" officeooo:paragraph-rsid="001f0ad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paragraph-rsid="002039c0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18pt" officeooo:paragraph-rsid="002039c0" style:font-size-asian="18pt" style:font-size-complex="18pt"/>
    </style:style>
    <style:style style:name="P9" style:family="paragraph" style:parent-style-name="Standard">
      <style:text-properties fo:font-size="18pt" officeooo:rsid="002039c0" officeooo:paragraph-rsid="002039c0" style:font-size-asian="18pt" style:font-size-complex="18pt"/>
    </style:style>
    <style:style style:name="P10" style:family="paragraph" style:parent-style-name="Standard">
      <style:text-properties fo:font-size="18pt" officeooo:paragraph-rsid="002253ab" style:font-size-asian="18pt" style:font-size-complex="18pt"/>
    </style:style>
    <style:style style:name="P11" style:family="paragraph" style:parent-style-name="Standard">
      <style:text-properties fo:font-size="18pt" officeooo:paragraph-rsid="00216b40" style:font-size-asian="18pt" style:font-size-complex="18pt"/>
    </style:style>
    <style:style style:name="P12" style:family="paragraph" style:parent-style-name="Standard">
      <style:text-properties fo:font-size="18pt" officeooo:rsid="00216b40" officeooo:paragraph-rsid="00216b40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ad9" style:font-weight-asian="bold" style:font-weight-complex="bold"/>
    </style:style>
    <style:style style:name="T3" style:family="text">
      <style:text-properties officeooo:rsid="001f0ad9"/>
    </style:style>
    <style:style style:name="T4" style:family="text">
      <style:text-properties officeooo:rsid="002039c0"/>
    </style:style>
    <style:style style:name="T5" style:family="text">
      <style:text-properties officeooo:rsid="002253ab"/>
    </style:style>
    <style:style style:name="T6" style:family="text">
      <style:text-properties fo:font-size="20pt" officeooo:rsid="002039c0" style:font-size-asian="20pt" style:font-size-complex="20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Roadmap</text:p>
      <text:p text:style-name="P2"/>
      <text:p text:style-name="P3">📌 <text:span text:style-name="T1">Phase 1</text:span>: <text:span text:style-name="T1">JavaScript Fundamentals <text:s text:c="5"/></text:span><text:span text:style-name="T2">(DONE ✅ )</text:span></text:p>
      <text:p text:style-name="P2"/>
      <text:p text:style-name="P4">✅ Variables (let, const, var) <text:tab/><text:tab/><text:tab/></text:p>
      <text:p text:style-name="P2">✅ Data Types (string, number, boolean, null, undefined, symbol)</text:p>
      <text:p text:style-name="P2">✅ Operators (+ - * / %, comparison, logical)</text:p>
      <text:p text:style-name="P2">✅ Conditionals (if-else, switch)</text:p>
      <text:p text:style-name="P2">✅ Loops (for, while, do-while, forEach)</text:p>
      <text:p text:style-name="P2">✅ Functions (normal, arrow functions, default parameters)</text:p>
      <text:p text:style-name="P2"/>
      <text:p text:style-name="P2">---</text:p>
      <text:p text:style-name="P2"/>
      <text:p text:style-name="P5">📌 Phase 2: Arrays, Object<text:span text:style-name="T3">s &amp; Functions <text:tab/>(DONE ✅ )</text:span></text:p>
      <text:p text:style-name="P2"/>
      <text:p text:style-name="P2">👉 Goal: Work with structured data</text:p>
      <text:p text:style-name="P2">✅ Arrays: Methods (push, pop, shift, unshift, map, filter, reduce, find, some, every, sort, reverse)</text:p>
      <text:p text:style-name="P2">✅ Objects: Properties, methods, Object.keys(), Object.values(), Object.entries()</text:p>
      <text:p text:style-name="P4">✅ Function expressions &amp; arrow functions</text:p>
      <text:p text:style-name="P4">✅ Callbacks (How functions can be passed as arguments)</text:p>
      <text:p text:style-name="P4">✅ Higher-order functions (map, filter, reduce)</text:p>
      <text:p text:style-name="P4">✅ Closures (Understanding lexical scope)</text:p>
      <text:p text:style-name="P4">✅ IIFE (Immediately Invoked Function Expressions)</text:p>
      <text:p text:style-name="P2"/>
      <text:p text:style-name="P2">---</text:p>
      <text:p text:style-name="P2"/>
      <text:p text:style-name="P6"><text:soft-page-break/>📌 Phase <text:span text:style-name="T3">3</text:span>: ES6+ Modern JavaScript <text:s/><text:tab/><text:span text:style-name="T3">(DONE ✅ )</text:span></text:p>
      <text:p text:style-name="P2"/>
      <text:p text:style-name="P2">👉 Goal: Learn modern syntax for clean &amp; efficient JS</text:p>
      <text:p text:style-name="P4">✅ Template literals</text:p>
      <text:p text:style-name="P4">✅ Destructuring </text:p>
      <text:p text:style-name="P4">✅ Spread &amp; Rest Operators (...)</text:p>
      <text:p text:style-name="P2">✅ Default parameters</text:p>
      <text:p text:style-name="P2">✅ Optional chaining </text:p>
      <text:p text:style-name="P2">✅ Nullish coalescing</text:p>
      <text:p text:style-name="P2">✅ Modules (import/export)</text:p>
      <text:p text:style-name="P2">✅ let &amp; const (Why avoid var?)</text:p>
      <text:p text:style-name="P2">✅ this keyword in different contexts</text:p>
      <text:p text:style-name="P2">✅ Classes &amp; OOP in JS</text:p>
      <text:p text:style-name="P2"/>
      <text:p text:style-name="P2"/>
      <text:p text:style-name="P2">---</text:p>
      <text:p text:style-name="P2"/>
      <text:p text:style-name="P7">📌 Phase <text:span text:style-name="T4">4</text:span>: DOM Manipulation <text:s/><text:span text:style-name="T5">&amp; Events</text:span></text:p>
      <text:p text:style-name="P7"/>
      <text:p text:style-name="P2"/>
      <text:p text:style-name="P8">1. Core DOM Concepts <text:s/><text:tab/><text:span text:style-name="T2">(DONE ✅ )</text:span></text:p>
      <text:p text:style-name="P2"/>
      <text:p text:style-name="P2">What is the DOM? (Document Object Model)</text:p>
      <text:p text:style-name="P2"/>
      <text:p text:style-name="P2">Difference between DOM, BOM, and Window Object</text:p>
      <text:p text:style-name="P2"/>
      <text:p text:style-name="P2">document vs. window vs. navigator</text:p>
      <text:p text:style-name="P2"/>
      <text:p text:style-name="P2">DOM Tree &amp; Node Types (Element, Text, Comment, etc.)</text:p>
      <text:p text:style-name="P2"/>
      <text:p text:style-name="P2"><text:soft-page-break/></text:p>
      <text:p text:style-name="P8">2. Selecting &amp; Traversing Elements <text:tab/><text:span text:style-name="T2">(DONE ✅ )</text:span></text:p>
      <text:p text:style-name="P2"/>
      <text:p text:style-name="P2">getElementById, getElementsByClassName, getElementsByTagName</text:p>
      <text:p text:style-name="P2"/>
      <text:p text:style-name="P2">querySelector, querySelectorAll (Static vs Live Collections)</text:p>
      <text:p text:style-name="P2"/>
      <text:p text:style-name="P2">parentElement, children, firstChild, lastChild, nextElementSibling</text:p>
      <text:p text:style-name="P2"/>
      <text:p text:style-name="P2">matches(), closest(), contains()</text:p>
      <text:p text:style-name="P2"/>
      <text:p text:style-name="P2"/>
      <text:p text:style-name="P8">3. Modifying the DOM<text:tab/><text:tab/><text:span text:style-name="T2">(DONE ✅ )</text:span></text:p>
      <text:p text:style-name="P2"/>
      <text:p text:style-name="P2">innerText vs. textContent vs. innerHTML</text:p>
      <text:p text:style-name="P2"/>
      <text:p text:style-name="P2">setAttribute, getAttribute, removeAttribute</text:p>
      <text:p text:style-name="P2"/>
      <text:p text:style-name="P2">style manipulation (element.style.property)</text:p>
      <text:p text:style-name="P2"/>
      <text:p text:style-name="P2">classList.add(), remove(), toggle(), contains()</text:p>
      <text:p text:style-name="P2"/>
      <text:p text:style-name="P2">Creating &amp; inserting elements (createElement, appendChild, prepend, insertAdjacentHTML)</text:p>
      <text:p text:style-name="P2"/>
      <text:p text:style-name="P2">Removing elements (removeChild, remove())</text:p>
      <text:p text:style-name="P2"/>
      <text:p text:style-name="P2">Cloning elements (cloneNode(true/false))</text:p>
      <text:p text:style-name="P2"/>
      <text:p text:style-name="P2"/>
      <text:p text:style-name="P8">4. Event Handling in JavaScript <text:tab/><text:span text:style-name="T2">(DONE ✅ )</text:span></text:p>
      <text:p text:style-name="P2"><text:soft-page-break/></text:p>
      <text:p text:style-name="P2">addEventListener() &amp; removeEventListener()</text:p>
      <text:p text:style-name="P2"/>
      <text:p text:style-name="P2">Event Object (event.target, event.currentTarget, event.preventDefault)</text:p>
      <text:p text:style-name="P2"/>
      <text:p text:style-name="P2">Common Events:</text:p>
      <text:p text:style-name="P2"/>
      <text:p text:style-name="P2">Mouse Events (click, dblclick, mousedown, mouseup, mousemove, mouseenter, mouseleave)</text:p>
      <text:p text:style-name="P2"/>
      <text:p text:style-name="P2">Keyboard Events (keydown, keyup, keypress, input, change)</text:p>
      <text:p text:style-name="P2"/>
      <text:p text:style-name="P2">Form Events (submit, reset, focus, blur)</text:p>
      <text:p text:style-name="P2"/>
      <text:p text:style-name="P2">Clipboard Events (copy, cut, paste)</text:p>
      <text:p text:style-name="P2"/>
      <text:p text:style-name="P2"/>
      <text:p text:style-name="P8"><text:span text:style-name="T4">5. </text:span>Event Delegation <text:tab/><text:span text:style-name="T2">(DONE ✅ )</text:span></text:p>
      <text:p text:style-name="P2"/>
      <text:p text:style-name="P2">Capturing vs. Bubbling (event.stopPropagation())</text:p>
      <text:p text:style-name="P2"/>
      <text:p text:style-name="P2">once option in event listeners</text:p>
      <text:p text:style-name="P9">preventDefault()</text:p>
      <text:p text:style-name="P2"/>
      <text:p text:style-name="P2"/>
      <text:p text:style-name="P8">5. Storing &amp; Handling User Data <text:s/><text:tab/><text:tab/><text:span text:style-name="T2">(DONE ✅ )</text:span></text:p>
      <text:p text:style-name="P2"/>
      <text:p text:style-name="P2">localStorage vs. sessionStorage (setItem, getItem, removeItem)</text:p>
      <text:p text:style-name="P2"/>
      <text:p text:style-name="P2">Storing arrays &amp; objects using JSON.stringify() and JSON.parse()</text:p>
      <text:p text:style-name="P2"/>
      <text:p text:style-name="P10"><text:soft-page-break/>FormData for handling form inputs</text:p>
      <text:p text:style-name="P10"/>
      <text:p text:style-name="P10"><text:span text:style-name="T5">6. </text:span>Observers &amp; Performance Optimization <text:s/><text:span text:style-name="T4">(</text:span><text:span text:style-name="T6">Pending</text:span><text:span text:style-name="T4">)</text:span></text:p>
      <text:p text:style-name="P2"/>
      <text:p text:style-name="P2">MutationObserver (detect real-time changes in the DOM)</text:p>
      <text:p text:style-name="P2"/>
      <text:p text:style-name="P2">IntersectionObserver (detect if an element is visible)</text:p>
      <text:p text:style-name="P2"/>
      <text:p text:style-name="P2">ResizeObserver (track element size changes)</text:p>
      <text:p text:style-name="P2"/>
      <text:p text:style-name="P2">Performance tips:</text:p>
      <text:p text:style-name="P2"/>
      <text:p text:style-name="P2">Debouncing &amp; Throttling (optimize frequent events like scrolling)</text:p>
      <text:p text:style-name="P2"/>
      <text:p text:style-name="P2">requestAnimationFrame() for smooth animations</text:p>
      <text:p text:style-name="P2"/>
      <text:p text:style-name="P2">Using documentFragment to batch multiple DOM updates</text:p>
      <text:p text:style-name="P2"/>
      <text:p text:style-name="P2">---</text:p>
      <text:p text:style-name="P2"/>
      <text:p text:style-name="P2">📌 <text:span text:style-name="T7">Phase 6: Asynchronous JavaScript</text:span></text:p>
      <text:p text:style-name="P2"/>
      <text:p text:style-name="P8">1. Understanding Callbacks (Basic Level) <text:s/><text:span text:style-name="T2">(DONE ✅ )</text:span></text:p>
      <text:p text:style-name="P2"/>
      <text:p text:style-name="P2">✅ What is a Callback Function?</text:p>
      <text:p text:style-name="P2">✅ Writing Simple Callback Functions</text:p>
      <text:p text:style-name="P2">✅ Synchronous vs Asynchronous Code</text:p>
      <text:p text:style-name="P2">✅ Callback Hell &amp; Its Problems</text:p>
      <text:p text:style-name="P2"/>
      <text:p text:style-name="P2"/>
      <text:p text:style-name="P2">---</text:p>
      <text:p text:style-name="P2"/>
      <text:p text:style-name="P8"><text:soft-page-break/>2. Introduction to Promises (Intermediate Level) <text:s/><text:span text:style-name="T2">(DONE ✅ )</text:span></text:p>
      <text:p text:style-name="P2"/>
      <text:p text:style-name="P2">✅ What is a Promise?</text:p>
      <text:p text:style-name="P2">✅ Promise States: Pending, Fulfilled, Rejected</text:p>
      <text:p text:style-name="P2">✅ Creating &amp; Using Promises (new Promise())</text:p>
      <text:p text:style-name="P2">✅ .then() and .catch() for Handling Promises</text:p>
      <text:p text:style-name="P2">✅ .finally() Method</text:p>
      <text:p text:style-name="P2"/>
      <text:p text:style-name="P2"/>
      <text:p text:style-name="P2">---</text:p>
      <text:p text:style-name="P2"/>
      <text:p text:style-name="P8">3. Advanced Promises (Intermediate to Advanced Level) <text:s/><text:span text:style-name="T2">(DONE ✅ )</text:span></text:p>
      <text:p text:style-name="P2"/>
      <text:p text:style-name="P2">✅ Chaining Multiple Promises (then chaining)</text:p>
      <text:p text:style-name="P2">✅ Handling Errors in Promise Chains</text:p>
      <text:p text:style-name="P2">✅ Promise.all() – Running Multiple Promises in Parallel</text:p>
      <text:p text:style-name="P2">✅ Promise.allSettled() – Waiting for All Promises (Even If Some Fail)</text:p>
      <text:p text:style-name="P2">✅ Promise.race() – First Resolved or Rejected Promise Wins</text:p>
      <text:p text:style-name="P2">✅ Promise.any() – First Resolved Promise Wins</text:p>
      <text:p text:style-name="P2">✅ Converting Callbacks to Promises (Promisification)</text:p>
      <text:p text:style-name="P2"/>
      <text:p text:style-name="P2"/>
      <text:p text:style-name="P2">---</text:p>
      <text:p text:style-name="P2"/>
      <text:p text:style-name="P8">4. Introduction to Async/Await (Advanced Level) <text:s/><text:span text:style-name="T2">(DONE ✅ )</text:span></text:p>
      <text:p text:style-name="P2"/>
      <text:p text:style-name="P2">✅ What is async and await?</text:p>
      <text:p text:style-name="P2">✅ Writing Your First async Function</text:p>
      <text:p text:style-name="P2">✅ How await Works with Promises</text:p>
      <text:p text:style-name="P2">✅ Error Handling in Async/Await (try...catch)</text:p>
      <text:p text:style-name="P2"><text:soft-page-break/></text:p>
      <text:p text:style-name="P2"/>
      <text:p text:style-name="P2">---</text:p>
      <text:p text:style-name="P2"/>
      <text:p text:style-name="P8">5. Advanced Async/Await Concepts (Master Level) <text:span text:style-name="T2">(DONE ✅ )</text:span></text:p>
      <text:p text:style-name="P2"/>
      <text:p text:style-name="P2">✅ Chaining Async Functions (await inside loops)</text:p>
      <text:p text:style-name="P2">✅ Sequential vs Parallel Execution in Async/Await </text:p>
      <text:p text:style-name="P2">✅ Using Promise.all() with async/await (Parallel Execution)</text:p>
      <text:p text:style-name="P2">✅ Using Promise.allSettled(), Promise.race(), and Promise.any() in Async/Await</text:p>
      <text:p text:style-name="P2">✅ Handling Timeouts &amp; Delays (setTimeout with Promises)</text:p>
      <text:p text:style-name="P2">✅ Debugging Async Code (Common Mistakes &amp; Performance Issues)</text:p>
      <text:p text:style-name="P2"/>
      <text:p text:style-name="P2"/>
      <text:p text:style-name="P2">---</text:p>
      <text:p text:style-name="P2"/>
      <text:p text:style-name="P2">6. Real-World Applications of Async/Await</text:p>
      <text:p text:style-name="P2"/>
      <text:p text:style-name="P8">✅ Fetching Data from API (fetch() with Async/Await) <text:span text:style-name="T2">(DONE ✅ )</text:span></text:p>
      <text:p text:style-name="P8">✅ Handling Multiple API Requests at Once <text:tab/><text:span text:style-name="T2">(DONE ✅ )</text:span></text:p>
      <text:p text:style-name="P2">✅ Using async/await in Loops (map, forEach, for...of)</text:p>
      <text:p text:style-name="P8">✅ Graceful Error Handling (Retry Mechanism, Fallback Data) <text:tab/><text:span text:style-name="T4">(</text:span><text:span text:style-name="T6">Pending</text:span><text:span text:style-name="T4">)</text:span></text:p>
      <text:p text:style-name="P8">✅ Cancelling Async Operations (AbortController) <text:span text:style-name="T4">(</text:span><text:span text:style-name="T6">Pending</text:span><text:span text:style-name="T4">)</text:span></text:p>
      <text:p text:style-name="P2"/>
      <text:p text:style-name="P2">---</text:p>
      <text:p text:style-name="P2"/>
      <text:p text:style-name="P11"><text:span text:style-name="T4">7</text:span>. Advanced Concepts in Asynchronous Programming <text:span text:style-name="T4">(</text:span><text:span text:style-name="T6">Pending</text:span><text:span text:style-name="T4">)</text:span></text:p>
      <text:p text:style-name="P2"/>
      <text:p text:style-name="P2">✅ Microtasks vs Macrotasks (Event Loop)</text:p>
      <text:p text:style-name="P2"><text:soft-page-break/><text:s text:c="3"/>- Learn how JavaScript handles asynchronous tasks using the event loop.</text:p>
      <text:p text:style-name="P2"><text:s text:c="3"/>- Understand the difference between microtasks (e.g., Promises) and macrotasks (e.g., setTimeout).</text:p>
      <text:p text:style-name="P2"/>
      <text:p text:style-name="P2">✅ Async Generators</text:p>
      <text:p text:style-name="P2"><text:s text:c="3"/>- Learn how to use async generators to handle streams of asynchronous data.</text:p>
      <text:p text:style-name="P2"><text:s text:c="3"/>- Useful for processing large datasets or real-time data.</text:p>
      <text:p text:style-name="P2"/>
      <text:p text:style-name="P2">✅ Web Workers</text:p>
      <text:p text:style-name="P2"><text:s text:c="3"/>- Learn how to use Web Workers to run JavaScript code in the background without blocking the main thread.</text:p>
      <text:p text:style-name="P2"><text:s text:c="3"/>- Useful for handling CPU-intensive tasks in web applications.</text:p>
      <text:p text:style-name="P2"/>
      <text:p text:style-name="P2">✅ Streams and Async Iteration</text:p>
      <text:p text:style-name="P2"><text:s text:c="3"/>- Learn how to work with streams in Node.js or the browser.</text:p>
      <text:p text:style-name="P2"><text:s text:c="3"/>- Useful for processing large files or real-time data incrementally.</text:p>
      <text:p text:style-name="P2"/>
      <text:p text:style-name="P11">---</text:p>
      <text:p text:style-name="P11"/>
      <text:p text:style-name="P11">📌 Phase 8: JavaScript Projects </text:p>
      <text:p text:style-name="P2"/>
      <text:p text:style-name="P2">🔥 Mini Projects:</text:p>
      <text:p text:style-name="P2"/>
      <text:p text:style-name="P2">Calculator</text:p>
      <text:p text:style-name="P2"/>
      <text:p text:style-name="P2">To-Do List</text:p>
      <text:p text:style-name="P2"/>
      <text:p text:style-name="P11"><text:s/>Random User Generator – Fetch &amp; Display User Profiles</text:p>
      <text:p text:style-name="P2"/>
      <text:p text:style-name="P2">Tic-Tac-Toe</text:p>
      <text:p text:style-name="P2"><text:soft-page-break/></text:p>
      <text:p text:style-name="P11">Counter App (Increase, decrease, reset buttons)</text:p>
      <text:p text:style-name="P11"/>
      <text:p text:style-name="P11">Theme Switcher (Dark/Light mode with localStorage)</text:p>
      <text:p text:style-name="P2"/>
      <text:p text:style-name="P11">Background Task Manager – Use Web Workers for Heavy Computations </text:p>
      <text:p text:style-name="P2"/>
      <text:p text:style-name="P11">File Processor – Process Large Files Using Streams</text:p>
      <text:p text:style-name="P11"/>
      <text:p text:style-name="P11">Live Search Filter (Filter list items as user types)</text:p>
      <text:p text:style-name="P11"/>
      <text:p text:style-name="P11">Form Validation (Check if input fields are empty or invalid)</text:p>
      <text:p text:style-name="P2"/>
      <text:p text:style-name="P2">🔥 Major Projects:</text:p>
      <text:p text:style-name="P11"/>
      <text:p text:style-name="P11"><text:s/>E-Commerce Product Fetcher – Display Products from an API</text:p>
      <text:p text:style-name="P11"/>
      <text:p text:style-name="P11"><text:s/>Movie Search App – Fetch &amp; Display Movie Data</text:p>
      <text:p text:style-name="P11"/>
      <text:p text:style-name="P2">Weather App (using API)</text:p>
      <text:p text:style-name="P2"/>
      <text:p text:style-name="P2">Quiz App</text:p>
      <text:p text:style-name="P2"/>
      <text:p text:style-name="P2">Notes App (with LocalStorage)</text:p>
      <text:p text:style-name="P2"/>
      <text:p text:style-name="P2">Expense Tracker</text:p>
      <text:p text:style-name="P2"/>
      <text:p text:style-name="P2">Real-time Chat App (using WebSockets)</text:p>
      <text:p text:style-name="P2"/>
      <text:p text:style-name="P11"><text:s text:c="2"/></text:p>
      <text:p text:style-name="P11"/>
      <text:p text:style-name="P11"><text:soft-page-break/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4:24:10.403578016</meta:creation-date>
    <dc:date>2025-04-13T15:05:12.655285217</dc:date>
    <meta:editing-duration>PT3M11S</meta:editing-duration>
    <meta:editing-cycles>1</meta:editing-cycles>
    <meta:document-statistic meta:table-count="0" meta:image-count="0" meta:object-count="0" meta:page-count="10" meta:paragraph-count="155" meta:word-count="921" meta:character-count="6428" meta:non-whitespace-character-count="5589"/>
    <meta:generator>LibreOffice/25.2.2.2$Linux_X86_64 LibreOffice_project/520$Build-2</meta:generator>
  </office:meta>
</office:document-meta>
</file>